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roid Serif" officeooo:rsid="00179573" officeooo:paragraph-rsid="00179573"/>
    </style:style>
    <style:style style:name="P2" style:family="paragraph" style:parent-style-name="Standard">
      <style:text-properties style:font-name="Droid Serif" fo:font-weight="bold" officeooo:rsid="001c8893" officeooo:paragraph-rsid="001c8893" style:font-weight-asian="bold" style:font-weight-complex="bold"/>
    </style:style>
    <style:style style:name="P3" style:family="paragraph" style:parent-style-name="Standard">
      <style:text-properties style:font-name="Droid Serif" fo:font-weight="bold" officeooo:rsid="001da718" officeooo:paragraph-rsid="001da71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roid Serif" fo:font-size="18pt" fo:font-weight="bold" officeooo:rsid="00179573" officeooo:paragraph-rsid="00179573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Droid Serif" style:text-underline-style="solid" style:text-underline-width="auto" style:text-underline-color="font-color" officeooo:rsid="00179573" officeooo:paragraph-rsid="00179573"/>
    </style:style>
    <style:style style:name="P6" style:family="paragraph" style:parent-style-name="Standard">
      <style:text-properties style:font-name="Droid Serif" style:text-underline-style="solid" style:text-underline-width="auto" style:text-underline-color="font-color" officeooo:rsid="001c8893" officeooo:paragraph-rsid="001c8893"/>
    </style:style>
    <style:style style:name="P7" style:family="paragraph" style:parent-style-name="Standard">
      <style:text-properties style:font-name="Droid Serif" fo:font-size="12pt" officeooo:rsid="00179573" officeooo:paragraph-rsid="00179573" style:font-size-asian="12pt" style:font-size-complex="12pt"/>
    </style:style>
    <style:style style:name="P8" style:family="paragraph" style:parent-style-name="Standard">
      <style:text-properties style:font-name="Droid Serif" fo:font-size="12pt" officeooo:rsid="00179573" officeooo:paragraph-rsid="001c8893" style:font-size-asian="12pt" style:font-size-complex="12pt"/>
    </style:style>
    <style:style style:name="P9" style:family="paragraph" style:parent-style-name="Standard">
      <style:text-properties style:font-name="Droid Serif" fo:font-size="12pt" officeooo:rsid="001c8893" officeooo:paragraph-rsid="001c8893" style:font-size-asian="12pt" style:font-size-complex="12pt"/>
    </style:style>
    <style:style style:name="P10" style:family="paragraph" style:parent-style-name="Standard">
      <style:text-properties style:font-name="Droid Serif" officeooo:rsid="001bdbfc" officeooo:paragraph-rsid="001bdbfc"/>
    </style:style>
    <style:style style:name="P11" style:family="paragraph" style:parent-style-name="Standard">
      <style:text-properties style:font-name="Droid Serif" officeooo:rsid="001c8893" officeooo:paragraph-rsid="001c8893"/>
    </style:style>
    <style:style style:name="P12" style:family="paragraph" style:parent-style-name="Standard">
      <style:text-properties style:font-name="Droid Serif" fo:font-size="13pt" style:text-underline-style="solid" style:text-underline-width="auto" style:text-underline-color="font-color" fo:font-weight="bold" officeooo:rsid="00179573" officeooo:paragraph-rsid="00179573" style:font-size-asian="13pt" style:font-weight-asian="bold" style:font-size-complex="13pt" style:font-weight-complex="bold"/>
    </style:style>
    <style:style style:name="P1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roid Serif" officeooo:rsid="00179573" officeooo:paragraph-rsid="00179573"/>
    </style:style>
    <style:style style:name="P1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Droid Serif" fo:font-size="12pt" officeooo:rsid="00179573" officeooo:paragraph-rsid="001c8893" style:font-size-asian="12pt" style:font-size-complex="12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Droid Serif" officeooo:rsid="001c8893" officeooo:paragraph-rsid="001c8893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Droid Serif" officeooo:rsid="00179573" officeooo:paragraph-rsid="00179573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Droid Serif" style:text-underline-style="solid" style:text-underline-width="auto" style:text-underline-color="font-color" officeooo:rsid="00179573" officeooo:paragraph-rsid="00179573"/>
    </style:style>
    <style:style style:name="P18" style:family="paragraph" style:parent-style-name="Standard">
      <style:paragraph-properties fo:break-before="page"/>
      <style:text-properties style:font-name="Droid Serif" style:text-underline-style="solid" style:text-underline-width="auto" style:text-underline-color="font-color" officeooo:rsid="001c8893" officeooo:paragraph-rsid="001c8893"/>
    </style:style>
    <style:style style:name="T1" style:family="text">
      <style:text-properties officeooo:rsid="00197cf7"/>
    </style:style>
    <style:style style:name="T2" style:family="text">
      <style:text-properties officeooo:rsid="001a8667"/>
    </style:style>
    <style:style style:name="T3" style:family="text">
      <style:text-properties officeooo:rsid="001b8f5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a8667"/>
    </style:style>
    <style:style style:name="T6" style:family="text">
      <style:text-properties style:text-underline-style="solid" style:text-underline-width="auto" style:text-underline-color="font-color" officeooo:rsid="001b8f59"/>
    </style:style>
    <style:style style:name="T7" style:family="text">
      <style:text-properties officeooo:rsid="001bdbfc"/>
    </style:style>
    <style:style style:name="T8" style:family="text">
      <style:text-properties officeooo:rsid="001c8893"/>
    </style:style>
    <style:style style:name="T9" style:family="text">
      <style:text-properties style:text-underline-style="none"/>
    </style:style>
    <style:style style:name="T10" style:family="text">
      <style:text-properties officeooo:rsid="001d7362"/>
    </style:style>
    <style:style style:name="T11" style:family="text">
      <style:text-properties officeooo:rsid="001da7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</text:p>
      <text:p text:style-name="P1"/>
      <text:p text:style-name="P3">Questions/Remarques</text:p>
      <text:p text:style-name="P16">Notion d'états <text:span text:style-name="T1">= fiche à imprimer (?)</text:span></text:p>
      <text:p text:style-name="P16">Notion de tour</text:p>
      <text:p text:style-name="P16">Qt / Ajax ?</text:p>
      <text:p text:style-name="P16">Fichier File-Maker ?</text:p>
      <text:p text:style-name="P16"/>
      <text:p text:style-name="P17">Bonne idées :</text:p>
      <text:p text:style-name="P16">décompte des heures passées par chaque bénévole ... ).</text:p>
      <text:p text:style-name="P16">qualification - skill match</text:p>
      <text:p text:style-name="P1"/>
      <text:p text:style-name="P1"/>
      <text:p text:style-name="P12">Modèle relationnel <text:span text:style-name="T11">envisagé</text:span>:</text:p>
      <text:p text:style-name="P5"/>
      <text:p text:style-name="P1">- Responsable</text:p>
      <text:p text:style-name="P7"><text:span text:style-name="T2">- Volontaire</text:span></text:p>
      <text:p text:style-name="P1">- Formation</text:p>
      <text:p text:style-name="P1">- Lieu/Eve<text:span text:style-name="T7">n</text:span>ement</text:p>
      <text:p text:style-name="P1">- <text:span text:style-name="T8">GroupeEmail (?)</text:span></text:p>
      <text:p text:style-name="P1"/>
      <text:p text:style-name="P1">-<text:span text:style-name="T3">Table associative binaire : Benevole ↔ Benevole =&gt; Preferer</text:span></text:p>
      <text:p text:style-name="P1">-<text:span text:style-name="T3">Table associative : Evenement ↔ Benevole =&gt; Disponibilité</text:span></text:p>
      <text:p text:style-name="P1"/>
      <text:p text:style-name="P13"/>
      <text:p text:style-name="P11">Préférer(#<text:span text:style-name="T4">id_volontaire1</text:span><text:span text:style-name="T9">, </text:span><text:span text:style-name="T4">#id_volontaire2</text:span>) ;</text:p>
      <text:p text:style-name="P11"/>
      <text:p text:style-name="P11">Disponibilite(<text:span text:style-name="T4">#id_volontaire</text:span>, <text:span text:style-name="T4">#id_evenement</text:span>, date, heure_debut, heure_fin,etat) ;</text:p>
      <text:p text:style-name="P11"/>
      <text:p text:style-name="P8"><text:span text:style-name="T2">Volontaire(</text:span><text:span text:style-name="T5">id</text:span><text:span text:style-name="T2">,nom,prenom,adresse,codepostal,ville,email,tel_ptb,tel_fixe,date_naiss,compétences,avatar,preference,commentaire) ;</text:span></text:p>
      <text:p text:style-name="P8"/>
      <text:p text:style-name="P9">Responsable(<text:span text:style-name="T4">id</text:span>, nom, prenom ...)</text:p>
      <text:p text:style-name="P8"/>
      <text:p text:style-name="P8">Lieu/Eve<text:span text:style-name="T7">n</text:span>ement<text:span text:style-name="T3">( </text:span><text:span text:style-name="T6">id</text:span><text:span text:style-name="T3">, date, lieu, heuremin, heuremax, durée ) ;</text:span></text:p>
      <text:p text:style-name="P14"/>
      <text:p text:style-name="P1"/>
      <text:p text:style-name="P6"/>
      <text:p text:style-name="P18">Explications :</text:p>
      <text:p text:style-name="P11"/>
      <text:p text:style-name="P2">Preferer</text:p>
      <text:p text:style-name="P15">La table Preferer permis de joindre deux volontaires, qui aimerais être ensemble.</text:p>
      <text:p text:style-name="P15">Grâce à cette table on peut imaginer dans l'interface graphique des « suggestions » un peu comme le modèle de facebook (« Connaissez vous XXX ? »). On pourrait imaginer que si 2 bénévole se sont chacun lié<text:span text:style-name="T10">s</text:span> ils sont remonté<text:span text:style-name="T10">s</text:span> plus haut que les autres dans la « liste » de suggestions.</text:p>
      <text:p text:style-name="P11"/>
      <text:p text:style-name="P2">Disponibilité</text:p>
      <text:p text:style-name="P15">La table Disponibilité permet de lier un volontaire à un événement. On peut ainsi renseigner la disponibilité d'un bénévole pour un jour donné. Cela n'empeche pas le bénévole de participer sur plusieurs jours différents, il y aura simplement plus d'occurences dans la table. Deux champs (heure_max et heure_min) permettent specifier les horaire où le benevole travaille pour le jour donné.</text:p>
      <text:p text:style-name="P15"/>
      <text:p text:style-name="P15">=&gt; Attention: si les horaires sont de 20h à 2h par exemple, cela inclut 2 ajout à la table (puisque la durée s'étends sur 2 jours differents), peut etre est-ce problematique </text:p>
      <text:p text:style-name="P11"/>
      <text:p text:style-name="P15">Le champ « etat » de disponibilité peut prendre plusieurs valeur : en attente, accepté, refusé. Il indique si le responsable a accepté la candidature du volontaire. </text:p>
      <text:p text:style-name="P15"/>
      <text:p text:style-name="P15">On peut verifier facilement si des doublons existent en regardant le nombre de tuple ou id_volontaire et id_evenement sont les memes à une meme date</text:p>
      <text:p text:style-name="P11"/>
      <text:p text:style-name="P11"/>
      <text:p text:style-name="P10">Eventuellement, créer une table pour stocker tous les emails associé à l'addresse qui permet d'envoyer au « lot 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</meta:initial-creator>
    <meta:creation-date>2015-04-08T08:51:47.133240630</meta:creation-date>
    <dc:date>2015-04-08T10:34:27.200784922</dc:date>
    <dc:creator>Bastien </dc:creator>
    <meta:editing-duration>PT48M14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2" meta:paragraph-count="32" meta:word-count="321" meta:character-count="2150" meta:non-whitespace-character-count="1859"/>
  </office:meta>
</office:document-meta>
</file>